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S</mi>
        <mrow>
          <mi>m</mi>
          <mi>n</mi>
        </mrow>
      </msub>
      <mrow>
        <mi/>
        <mo stretchy="false">=</mo>
        <mi/>
      </mrow>
      <mo stretchy="false">δ</mo>
      <mrow>
        <mo stretchy="false">(</mo>
        <mrow>
          <mi>m</mi>
          <mrow>
            <mi/>
            <mo stretchy="false">−</mo>
            <mi/>
          </mrow>
          <mi>n</mi>
        </mrow>
        <mo stretchy="false">)</mo>
      </mrow>
      <mrow>
        <mi/>
        <mo stretchy="false">−</mo>
        <mi/>
      </mrow>
      <mn>2</mn>
      <mo stretchy="false">π</mo>
      <mtext>i</mtext>
      <mi/>
      <mo stretchy="false">δ</mo>
      <mfenced open="(" close=")">
        <mrow>
          <msubsup>
            <mi>E</mi>
            <mi>m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  <mrow>
            <mi/>
            <mo stretchy="false">−</mo>
            <mi/>
          </mrow>
          <msubsup>
            <mi>E</mi>
            <mi>n</mi>
            <mrow>
              <mrow>
                <mo stretchy="false">(</mo>
                <mrow>
                  <mn>0</mn>
                </mrow>
                <mo stretchy="false">)</mo>
              </mrow>
            </mrow>
          </msubsup>
        </mrow>
      </mfenced>
      <mi/>
      <mrow>
        <mo stretchy="false">〈</mo>
        <mrow>
          <mrow>
            <msubsup>
              <mi>E</mi>
              <mi>m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</mrow>
          <mo stretchy="false">∣</mo>
          <mrow>
            <mi/>
            <msub>
              <mi>H</mi>
              <mn>1</mn>
            </msub>
            <mi/>
          </mrow>
          <mo stretchy="false">∣</mo>
          <mrow>
            <mi/>
            <msubsup>
              <mi>E</mi>
              <mi>n</mi>
              <mrow>
                <mrow>
                  <mo stretchy="false">(</mo>
                  <mrow>
                    <mrow>
                      <mi/>
                      <mo stretchy="false">+</mo>
                      <mi/>
                    </mrow>
                  </mrow>
                  <mo stretchy="false">)</mo>
                </mrow>
              </mrow>
            </msubsup>
          </mrow>
        </mrow>
        <mo stretchy="false">〉</mo>
      </mrow>
    </mrow>
    <annotation encoding="StarMath 5.0">S _{m n} ~=~ %idelta (m ~-~ n) ~-~ 2 %pi "i" ` 
%idelta 
left ( 
 E _m ^{(0)} ~-~ E _n ^{(0)} 
right ) ` 
langle 
 E _m ^{(0)} 
 `mline` 
 H _1 
 `mline` 
 E _n ^{(`+`)}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55:29.684000000</meta:creation-date>
    <meta:generator>LibreOffice/4.1.4.2$Windows_x86 LibreOffice_project/0a0440ccc0227ad9829de5f46be37cfb6edcf72</meta:generator>
  </office:meta>
</office:document-meta>
</file>